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Kleine_20_Texte">
      <style:text-properties fo:font-weight="bold" style:font-weight-asian="bold"/>
    </style:style>
    <style:style style:name="P2" style:family="paragraph" style:parent-style-name="Kleine_20_Texte">
      <style:text-properties fo:font-weight="bold" style:font-weight-asian="bold" style:font-weight-complex="bold"/>
    </style:style>
    <style:style style:name="P3" style:family="paragraph" style:parent-style-name="Standard_20_ohne_20_Leerzeile">
      <style:text-properties fo:font-weight="bold" style:font-weight-asian="bold" style:font-weight-complex="bold"/>
    </style:style>
    <style:style style:name="P4" style:family="paragraph" style:parent-style-name="Standard_20_ohne_20_Leerzeile">
      <style:text-properties style:font-name="Arial1" fo:font-size="11pt" style:font-size-asian="11pt" style:font-size-complex="11pt"/>
    </style:style>
    <style:style style:name="P5" style:family="paragraph" style:parent-style-name="Standard_20_ohne_20_Leerzeile">
      <style:text-properties fo:font-size="10.5pt" style:font-size-asian="10.5pt" style:font-size-complex="10.5pt"/>
    </style:style>
    <style:style style:name="P6" style:family="paragraph" style:parent-style-name="Standard">
      <style:text-properties fo:font-style="normal" style:font-style-asian="normal" style:font-style-complex="normal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fo:font-size="11pt" fo:font-style="normal" style:font-size-asian="11pt" style:font-style-asian="normal" style:font-size-complex="11pt" style:font-style-complex="normal"/>
    </style:style>
    <style:style style:name="P9" style:family="paragraph" style:parent-style-name="Standard">
      <style:text-properties officeooo:paragraph-rsid="000bd82a"/>
    </style:style>
    <style:style style:name="P10" style:family="paragraph" style:parent-style-name="Standard">
      <style:text-properties fo:font-size="8pt" officeooo:rsid="001b80c7" officeooo:paragraph-rsid="000bd82a" style:font-size-asian="8pt" style:font-size-complex="8pt"/>
    </style:style>
    <style:style style:name="P11" style:family="paragraph" style:parent-style-name="Text_20_body">
      <style:paragraph-properties fo:text-align="start" style:justify-single-word="false"/>
      <style:text-properties style:font-name="Arial1" fo:font-size="10.5pt" style:font-size-asian="10.5pt" style:font-size-complex="10.5pt"/>
    </style:style>
    <style:style style:name="P12" style:family="paragraph" style:parent-style-name="Text_20_body">
      <style:paragraph-properties fo:text-align="start" style:justify-single-word="false"/>
      <style:text-properties style:font-name="Arial1" fo:font-size="10.5pt" officeooo:paragraph-rsid="0009b862" style:font-size-asian="10.5pt" style:font-size-complex="10.5pt"/>
    </style:style>
    <style:style style:name="P13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bold"/>
    </style:style>
    <style:style style:name="P14" style:family="paragraph">
      <style:paragraph-properties fo:text-align="start"/>
      <style:text-properties style:text-line-through-style="none" style:text-line-through-type="none" style:font-name="Arial3" fo:font-size="8pt" fo:font-style="normal" style:text-underline-style="none"/>
    </style:style>
    <style:style style:name="P15" style:family="paragraph">
      <style:paragraph-properties fo:text-align="start"/>
      <style:text-properties style:text-line-through-style="none" style:text-line-through-type="none" style:font-name="Arial3" fo:font-size="11pt" fo:font-style="normal" style:text-underline-style="none"/>
    </style:style>
    <style:style style:name="P16" style:family="paragraph">
      <style:paragraph-properties fo:text-align="start"/>
      <style:text-properties style:text-line-through-style="none" style:text-line-through-type="none" style:font-name="Arial4" fo:font-size="11pt" fo:font-style="normal" style:text-underline-style="none"/>
    </style:style>
    <style:style style:name="P17" style:family="paragraph">
      <style:paragraph-properties fo:text-align="start"/>
      <style:text-properties style:text-line-through-style="none" style:text-line-through-type="none" style:font-name="Arial2" fo:font-size="8pt" fo:font-style="normal" style:text-underline-style="none" fo:font-weight="normal"/>
    </style:style>
    <style:style style:name="P18" style:family="paragraph">
      <style:paragraph-properties fo:text-align="start"/>
      <style:text-properties style:text-line-through-style="none" style:text-line-through-type="none" style:font-name="Arial4" fo:font-size="8pt" fo:font-style="normal" style:text-underline-style="none"/>
    </style:style>
    <style:style style:name="P19" style:family="paragraph">
      <style:paragraph-properties fo:text-align="start"/>
      <style:text-properties style:text-line-through-style="none" style:text-line-through-type="none" style:font-name="Arial2" fo:font-size="11pt" fo:font-style="normal" style:text-underline-style="none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1fe05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officeooo:rsid="00077eec"/>
    </style:style>
    <style:style style:name="T6" style:family="text">
      <style:text-properties officeooo:rsid="0009b862"/>
    </style:style>
    <style:style style:name="fr1" style:family="graphic" style:parent-style-name="Frame">
      <style:graphic-properties fo:margin-left="0.25cm" fo:margin-right="0.25cm" style:wrap="none" style:vertical-pos="from-top" style:vertical-rel="page" style:horizontal-pos="from-lef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sender_wmo_name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ender_wmo_address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cp_address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cp_salutation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am_charge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ss_lastname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street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city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identifier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date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name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phone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iss_fax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iss_mail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phone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fax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gt_wmo_mail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wmo_web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exam_points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exam_date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wmo_name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rgt_wmo_subtitle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rgt_bank_account_info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25" draw:style-name="gr4" draw:text-style-name="P17" svg:width="4.5cm" svg:height="2.5cm" svg:x="15.401cm" svg:y="21.001cm" draw:control="control23"/>
      <text:p text:style-name="Standard_20_ohne_20_Leerzeile"><draw:frame draw:style-name="fr1" draw:name="Rahmen15" text:anchor-type="paragraph" svg:x="0cm" svg:y="4.703cm" svg:width="7.939cm" draw:z-index="0"><draw:text-box fo:min-height="1.311cm"><text:p text:style-name="P1"><draw:control text:anchor-type="as-char" draw:z-index="1" draw:style-name="gr1" draw:text-style-name="P13" svg:width="7.938cm" svg:height="0.451cm" draw:control="control1"/><text:bookmark-start text:name="bkmLetterLine"/></text:p><text:p text:style-name="Kleine_20_Texte"><text:bookmark-end text:name="bkmLetterLine"/><draw:control text:anchor-type="as-char" draw:z-index="2" draw:style-name="gr1" draw:text-style-name="P14" svg:width="7.938cm" svg:height="0.451cm" draw:control="control2"/></text:p></draw:text-box></draw:frame><draw:frame draw:style-name="fr3" draw:name="Grafik2" text:anchor-type="paragraph" svg:x="13.4cm" svg:y="0.083cm" svg:width="3.821cm" svg:height="3.62cm" draw:z-index="22"><draw:image xlink:href="../../../../../../../../../../../home/stefan/Schreibtisch/wsv.jpg" xlink:type="simple" xlink:show="embed" xlink:actuate="onLoad"/></draw:frame><draw:control text:anchor-type="paragraph" draw:z-index="3" draw:style-name="gr2" draw:text-style-name="P15" svg:width="7.917cm" svg:height="2.751cm" svg:x="0cm" svg:y="4.011cm" draw:control="control3"/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><draw:frame draw:style-name="fr2" draw:name="Rahmen1" text:anchor-type="paragraph" svg:x="15.401cm" svg:y="5.701cm" svg:width="4.5cm" draw:z-index="7"><draw:text-box fo:min-height="20.001cm"><text:p text:style-name="P9"><draw:control text:anchor-type="as-char" svg:y="0.991cm" draw:z-index="23" draw:style-name="gr3" draw:text-style-name="P13" svg:width="4.5cm" svg:height="1.2cm" draw:control="control21"/></text:p><text:p text:style-name="P9"><draw:control text:anchor-type="as-char" svg:y="-0.009cm" draw:z-index="24" draw:style-name="gr3" draw:text-style-name="P17" svg:width="4.5cm" svg:height="0.451cm" draw:control="control22"/></text:p><text:p text:style-name="Standard"><draw:control text:anchor-type="as-char" svg:y="-0.009cm" draw:z-index="8" draw:style-name="gr3" draw:text-style-name="P17" svg:width="4.5cm" svg:height="0.451cm" draw:control="control7"/></text:p><text:p text:style-name="Standard"><draw:control text:anchor-type="as-char" svg:y="-0.009cm" draw:z-index="9" draw:style-name="gr3" draw:text-style-name="P17" svg:width="4.5cm" svg:height="0.451cm" draw:control="control8"/></text:p><text:p text:style-name="Standard"/><text:p text:style-name="Standard"/><text:p text:style-name="P2"><text:s/>Mein Zeichen</text:p><text:p text:style-name="P7"><draw:control text:anchor-type="as-char" svg:y="-0.009cm" draw:z-index="10" draw:style-name="gr3" draw:text-style-name="P17" svg:width="4.5cm" svg:height="0.451cm" draw:control="control9"/></text:p><text:p text:style-name="P7"/><text:p text:style-name="P7"/><text:p text:style-name="P7"><draw:control text:anchor-type="as-char" svg:y="-0.009cm" draw:z-index="11" draw:style-name="gr3" draw:text-style-name="P17" svg:width="4.5cm" svg:height="0.451cm" draw:control="control10"/></text:p><text:p text:style-name="P7"/><text:p text:style-name="P7"/><text:p text:style-name="P7"><draw:control text:anchor-type="as-char" svg:y="-0.009cm" draw:z-index="12" draw:style-name="gr3" draw:text-style-name="P13" svg:width="4.5cm" svg:height="0.451cm" draw:control="control11"/></text:p><text:p text:style-name="Kleine_20_Texte"><text:s/>Telefon<text:tab/><draw:control text:anchor-type="as-char" draw:z-index="13" draw:style-name="gr1" draw:text-style-name="P18" svg:width="3.241cm" svg:height="0.451cm" draw:control="control12"/></text:p><text:p text:style-name="Kleine_20_Texte"><text:s/>Telefax<text:tab/><draw:control text:anchor-type="as-char" draw:z-index="14" draw:style-name="gr1" draw:text-style-name="P18" svg:width="3.241cm" svg:height="0.451cm" draw:control="control13"/></text:p><text:p text:style-name="Standard"><draw:control text:anchor-type="as-char" svg:y="0.071cm" draw:z-index="15" draw:style-name="gr3" draw:text-style-name="P17" svg:width="4.5cm" svg:height="0.9cm" draw:control="control14"/></text:p><text:p text:style-name="Standard"/><text:p text:style-name="Standard"/><text:p text:style-name="Kleine_20_Texte"><text:s/>Zentrale<text:tab/><draw:control text:anchor-type="as-char" draw:z-index="16" draw:style-name="gr1" draw:text-style-name="P18" svg:width="3.241cm" svg:height="0.451cm" draw:control="control15"/></text:p><text:p text:style-name="Kleine_20_Texte"><text:s/>Telefax<text:tab/><draw:control text:anchor-type="as-char" draw:z-index="17" draw:style-name="gr1" draw:text-style-name="P18" svg:width="3.241cm" svg:height="0.451cm" draw:control="control16"/><text:tab/></text:p><text:p text:style-name="Standard"><draw:control text:anchor-type="as-char" svg:y="-0.009cm" draw:z-index="18" draw:style-name="gr3" draw:text-style-name="P17" svg:width="4.5cm" svg:height="0.451cm" draw:control="control17"/></text:p><text:p text:style-name="Standard"><draw:control text:anchor-type="as-char" svg:y="0.071cm" draw:z-index="19" draw:style-name="gr3" draw:text-style-name="P17" svg:width="4.5cm" svg:height="0.9cm" draw:control="control18"/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P10">Seite <text:page-number text:select-page="current">1</text:page-number> von <text:page-count>1</text:page-count></text:p></draw:text-box></draw:frame></text:p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Standard_20_ohne_20_Leerzeile"/>
      <text:p text:style-name="P3">Fachprüfung „<text:span text:style-name="T6">Gas</text:span>“ <text:span text:style-name="T2">gemäß ADN 8.2.2.7.2</text:span></text:p>
      <text:p text:style-name="P3"/>
      <text:p text:style-name="P3"/>
      <text:p text:style-name="Standard_20_ohne_20_Leerzeile"><draw:control text:anchor-type="as-char" draw:z-index="4" draw:style-name="gr1" draw:text-style-name="P15" svg:width="12.002cm" svg:height="0.701cm" draw:control="control4"/></text:p>
      <text:p text:style-name="Standard_20_ohne_20_Leerzeile"/>
      <text:p text:style-name="P5">sie haben die Fachprüfung ADN „<text:span text:style-name="T5">Gas</text:span>“ nach 8.2.2.7.2.<text:span text:style-name="T2">5</text:span> ADN mit <text:span text:style-name="T1">Erfolg</text:span> abgelegt.</text:p>
      <text:p text:style-name="P4"/>
      <text:p text:style-name="P4"><text:span text:style-name="T3">Prüfungstermin:</text:span><draw:control text:anchor-type="as-char" svg:y="-0.519cm" draw:z-index="21" draw:style-name="gr3" draw:text-style-name="P19" svg:width="9.501cm" svg:height="0.701cm" draw:control="control20"/></text:p>
      <text:p text:style-name="P4"><text:span text:style-name="T3">Erreichte Punktzahl:</text:span><draw:control text:anchor-type="as-char" svg:y="-0.519cm" draw:z-index="20" draw:style-name="gr3" draw:text-style-name="P15" svg:width="8.501cm" svg:height="0.701cm" draw:control="control19"/></text:p>
      <text:p text:style-name="P4"/>
      <text:p text:style-name="P12">Um die Bescheinigung über besondere Kenntnisse des ADN „<text:span text:style-name="T5">Gas</text:span>“ zu erhalten, müssen Sie den Nachweis gemäß 8.2.1.<text:span text:style-name="T6">5</text:span> von mindestens einem Jahr Arbeit an Bord eines Typ <text:span text:style-name="T5">G</text:span>-Schiffs erbringen. Diese Arbeit muss während der zwei letzten Jahre vor oder spätestens innerhalb von zwei Jahren nach Prüfung durchgeführt werden.</text:p>
      <text:p text:style-name="P12">Für den Nachweis der Arbeit/Fahrzeit ist das Original Bordbuch oder das Schifferdienstbuch in Verbindung mit dem Zulassungszeugnis vorzulegen. </text:p>
      <text:p text:style-name="P11">Die Ausfertigungsgebühr für die Bescheinigung über besondere Kenntnisse des ADN beträgt:<text:span text:style-name="T4"><draw:control text:anchor-type="as-char" svg:y="-0.519cm" draw:z-index="5" draw:style-name="gr3" draw:text-style-name="P15" svg:width="4.001cm" svg:height="0.701cm" draw:control="control5"/></text:span></text:p>
      <text:p text:style-name="P8"/>
      <text:p text:style-name="P8"/>
      <text:p text:style-name="P8">Mit freundlichen Grüßen</text:p>
      <text:p text:style-name="P8">Im Auftrag</text:p>
      <text:p text:style-name="P8"/>
      <text:p text:style-name="P6"><draw:control text:anchor-type="as-char" draw:z-index="6" draw:style-name="gr1" draw:text-style-name="P16" svg:width="8.501cm" svg:height="0.701cm" draw:control="control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venir LT Std" svg:font-family="'Avenir LT Std'"/>
    <style:font-face style:name="Arial4" svg:font-family="Arial" style:font-adornments="Cursiva" style:font-family-generic="swiss"/>
    <style:font-face style:name="Arial2" svg:font-family="Arial" style:font-adornments="Negreta" style:font-family-generic="swiss"/>
    <style:font-face style:name="Arial3" svg:font-family="Arial" style:font-adornments="Normal" style:font-family-generic="swiss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venir LT Std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family="Arial" style:font-style-name="Normal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venir LT Std" fo:font-family="'Avenir LT Std'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="Avenir LT Std" fo:font-family="'Avenir LT Std'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venir LT Std" fo:font-family="'Avenir LT Std'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venir LT Std" fo:font-family="'Avenir LT Std'" style:font-size-asian="12pt"/>
    </style:style>
    <style:style style:name="Standard_20_ohne_20_Leerzeile" style:display-name="Standard ohne Leerzeile" style:family="paragraph" style:parent-style-name="Standard">
      <style:paragraph-properties fo:margin-top="0cm" fo:margin-bottom="0cm" loext:contextual-spacing="false"/>
    </style:style>
    <style:style style:name="Kleine_20_Texte" style:display-name="Kleine Texte" style:family="paragraph" style:parent-style-name="Standard_20_ohne_20_Leerzeile">
      <style:paragraph-properties style:line-height-at-least="0.37cm" fo:hyphenation-ladder-count="no-limit"/>
      <style:text-properties fo:font-size="8pt" style:font-size-asian="8pt" fo:hyphenate="fals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6.3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Meyer</meta:initial-creator>
    <meta:creation-date>2010-11-10T16:55:50</meta:creation-date>
    <meta:generator>LibreOffice/4.3.3.2$Linux_X86_64 LibreOffice_project/430m0$Build-2</meta:generator>
    <dc:date>2017-11-13T14:17:45.573807661</dc:date>
    <dc:creator>Stefan Meyer</dc:creator>
    <meta:editing-duration>PT21H16M36S</meta:editing-duration>
    <meta:editing-cycles>62</meta:editing-cycles>
    <meta:document-statistic meta:table-count="0" meta:image-count="1" meta:object-count="0" meta:page-count="1" meta:paragraph-count="29" meta:word-count="111" meta:character-count="789" meta:non-whitespace-character-count="682"/>
  </office:meta>
</office:document-meta>
</file>